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language="fr" fo:country="FR" fo:background-color="#ffff00"/>
    </style:style>
    <style:style style:name="T1" style:family="text">
      <style:text-properties fo:language="fr" fo:country="FR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40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□ <text:span text:style-name="T1">Mettre en place le projet (projet VSCode + dépôt git)</text:span></text:p>
      <text:p text:style-name="P1">□ Coder la classe ControleurLettres</text:p>
      <text:p text:style-name="P1">□ Coder la classe ControleurParametres</text:p>
      <text:p text:style-name="P1">□ Coder la classe ControleurLancerPartie</text:p>
      <text:p text:style-name="P1">□ Coder la classe ControleurNiveau</text:p>
      <text:p text:style-name="P1">□ Coder la classe ControleurChronometre</text:p>
      <text:p text:style-name="P4">□ Coder la classe ControleurInfos</text:p>
      <text:p text:style-name="P2">□ Coder la classe Clavier</text:p>
      <text:p text:style-name="P1"><text:tab/><text:span text:style-name="T2">□ Coder le constructeur de Clavier</text:span><text:span text:style-name="T4"/></text:p>
      <text:p text:style-name="P2"><text:span text:style-name="T4"><text:tab/></text:span>□ Coder la méthode desactiveTouches() de Clavier</text:p>
      <text:p text:style-name="P1">□ Coder la classe Chronometre</text:p>
      <text:p text:style-name="P1">□ Coder la classe Pendu</text:p>
      <text:p text:style-name="P2"><text:span text:style-name="T4"><text:tab/></text:span>□ Afficher la page d’accueil</text:p>
      <text:p text:style-name="P1"><text:tab/>□ Afficher la page de jeu</text:p>
      <text:p text:style-name="P1"><text:tab/>□ La barre de progression doit indiquer l’avancement du jeu</text:p>
      <text:p text:style-name="P2"><text:span text:style-name="T4"><text:tab/></text:span>□ Coder la méthode init() de Pendu</text:p>
      <text:p text:style-name="P2"><text:span text:style-name="T4"><text:tab/></text:span>□ Coder la méthode titre() de Pendu</text:p>
      <text:p text:style-name="P2"><text:span text:style-name="T4"><text:tab/></text:span>□ Coder la méthode modeAccueil() de Pendu</text:p>
      <text:p text:style-name="P1"><text:tab/>□ Coder la méthode modeJeu() de Pendu</text:p>
      <text:p text:style-name="P1"><text:tab/>□ Coder la méthode leChrono() de Pendu</text:p>
      <text:p text:style-name="P1"><text:tab/><text:span text:style-name="T3">□ Coder la méthode majAffichage() de Pendu</text:span></text:p>
      <text:p text:style-name="P1"><text:tab/>□ Coder la méthode getChrono() de Pendu</text:p>
      <text:p text:style-name="P1"><text:tab/><text:span text:style-name="T3">□ Coder la méthode popUpReglesDuJeu() de Pendu</text:span></text:p>
      <text:p text:style-name="P1"><text:tab/><text:span text:style-name="T3">□ Coder la méthode popUpMessageGagne() de Pendu</text:span></text:p>
      <text:p text:style-name="P1"><text:tab/><text:span text:style-name="T3">□ Coder la méthode popUpMessagePerdu() de Pendu</text:span></text:p>
      <text:p text:style-name="P1"><text:tab/>□ Coder la méthode modeParametres() de Pendu</text:p>
      <text:p text:style-name="P1">□ Rendre tous les boutons fonctionnels</text:p>
      <text:p text:style-name="P1">□ Rendre le chronomètre <text:span text:style-name="T5">opérationnel </text:span></text:p>
      <text:p text:style-name="P1">□ Ajouter une infobulle sur les bouton "Home" , "Parametres" et "Info"</text:p>
      <text:p text:style-name="P2">□ Griser le bouton "Home" sur la page d’accueil</text:p>
      <text:p text:style-name="P1">□ Griser le bouton "Parametres" sur la page de jeu</text:p>
      <text:p text:style-name="P1">□ Refactoriser le code</text:p>
      <text:p text:style-name="P1">□ Faire en sorte que les lettres déjà proposées par l’utilisateur soient désactivées</text:p>
      <text:p text:style-name="P1">□ Gérer la fin de partie (gagné ou perdue)</text:p>
      <text:p text:style-name="P1">□ Ajouter la possibilité de jouer à un autre jeu : le démine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248" meta:character-count="1463" meta:non-whitespace-character-count="1233"/>
  </office:meta>
</office:document-meta>
</file>